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1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</style:style>
    <style:style style:name="P12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4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gradient" draw:fill-color="#ddebcf" draw:fill-gradient-name="Gradient_20_1"/>
    </style:style>
    <style:style style:name="P25" style:family="paragraph">
      <style:text-properties style:font-name="Arial" fo:font-size="24pt"/>
    </style:style>
    <style:style style:name="P26" style:family="paragraph">
      <loext:graphic-properties draw:fill="gradient" draw:fill-color="#ffffff" draw:fill-gradient-name="Gradient_20_2"/>
      <style:text-properties style:font-name="Arial" fo:font-size="24pt"/>
    </style:style>
    <style:style style:name="P2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48489" style:font-size-asian="8pt" style:font-size-complex="8pt"/>
    </style:style>
    <style:style style:name="T8" style:family="text">
      <style:text-properties style:font-name="Times New Roman" officeooo:rsid="00148489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char" draw:z-index="1" draw:style-name="gr2"><draw:custom-shape draw:style-name="gr3" draw:text-style-name="P24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6" svg:width="3.342cm" svg:height="0.809cm" svg:x="0.238cm" svg:y="-0.575cm"><text:p text:style-name="P25">ALO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7" svg:width="4.941cm" svg:height="2.193cm" svg:x="0.131cm" svg:y="0.501cm"><text:p><text:span text:style-name="T11">Siège social : 4, place Édouard Branly </text:span></text:p><text:p><text:span text:style-name="T11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3"/>
      <text:p text:style-name="P8"><text:span text:style-name="T1"><text:tab/><text:tab/><text:tab/><text:tab/><text:tab/><text:tab/><text:tab/></text:span></text:p>
      <text:p text:style-name="P8"><text:span text:style-name="T1">Fait à Metz, le <text:s/></text:span><text:span text:style-name="T1"><text:text-input text:description="">{{now|format_date}}</text:text-input></text:span></text:p>
      <text:p text:style-name="P3"/>
      <text:p text:style-name="P3"/>
      <text:p text:style-name="P3"/>
      <text:p text:style-name="P4"/>
      <text:p text:style-name="P4"/>
      <text:p text:style-name="P10"/>
      <text:p text:style-name="P11"><text:span text:style-name="T3">ATTESTATION DE RESERVATION</text:span></text:p>
      <text:p text:style-name="P10"/>
      <text:p text:style-name="P3"/>
      <text:p text:style-name="P3"/>
      <text:p text:style-name="P3"/>
      <text:p text:style-name="P3"/>
      <text:p text:style-name="P9"><text:span text:style-name="T1">METZ HABITAT TERRITOIRE, Office Public de l’Habitat, agissant en qualité de gérant de l’Association ALOES, atteste par la présente car ce jour, </text:span></text:p>
      <text:p text:style-name="P12"><text:bookmark-start text:name="Texte101"/><text:span text:style-name="T3"><text:text-input text:description="">{{tenant}}</text:text-input></text:span><text:bookmark-end text:name="Texte101"/></text:p>
      <text:p text:style-name="P12"><text:span text:style-name="T4">né</text:span><text:span text:style-name="T3"> </text:span><text:span text:style-name="T4">le</text:span><text:span text:style-name="T3"> </text:span><text:span text:style-name="T3"><text:text-input text:description="">{{tenant.birthday|format_date}}</text:text-input></text:span><text:span text:style-name="T1"><text:s/>à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2">,</text:span></text:p>
      <text:p text:style-name="P13"><text:span text:style-name="T1">a réservé le logement </text:span><text:span text:style-name="T3"><text:text-input text:description="">{% if tenant.has_next_room %}{{tenant.next_room}}{% endif %}</text:text-input></text:span><text:span text:style-name="T1">, dans la résidence Edouard Branly, 4 Place Edouard Branly 57070 Metz Technopôle à compter du</text:span><text:span text:style-name="T3"> </text:span><text:span text:style-name="T3"><text:text-input text:description="">{{leasing.date_of_entry}}</text:text-input></text:span><text:span text:style-name="T1">, pour une durée indéterminée.</text:span></text:p>
      <text:p text:style-name="P5"/>
      <text:p text:style-name="P9"><text:span text:style-name="T8"><text:text-input text:description="">{% if tenant.has_next_room %}</text:text-input></text:span><text:span text:style-name="T1">Le loyer mensuel de ce logement est de </text:span><text:span text:style-name="T3"><text:text-input text:description="">{{tenant.next_room.total_rent}}</text:text-input></text:span><text:span text:style-name="T1"><text:s/></text:span><text:span text:style-name="T3">€</text:span><text:span text:style-name="T1">.</text:span><text:span text:style-name="T1"><text:text-input text:description="">{% endif %}</text:text-input></text:span></text:p>
      <text:p text:style-name="P5"/>
      <text:p text:style-name="P14"><text:span text:style-name="T1">En foi de quoi nous délivrons la présente attestation de résidence pour faire valoir </text:span></text:p>
      <text:p text:style-name="P14"><text:span text:style-name="T1">ce que de droit.</text:span></text:p>
      <text:p text:style-name="P5"/>
      <text:p text:style-name="P6"/>
      <text:p text:style-name="P7"/>
      <text:p text:style-name="P7"/>
      <text:p text:style-name="P15"><text:span text:style-name="T1">La gestionnaire de la résidence ALOES</text:span></text:p>
      <text:p text:style-name="P16"/>
      <text:p text:style-name="P16"/>
      <text:p text:style-name="P16"/>
      <text:p text:style-name="P15"><text:span text:style-name="T1"><text:text-input text:description="">{{user.last_name}}</text:text-input></text:span><text:span text:style-name="T1"><text:s/></text:span><text:span text:style-name="T1"><text:text-input text:description="">{{user.first_name}}</text:text-input></text:span></text:p>
      <text:p text:style-name="P17"/>
      <text:p text:style-name="P17"/>
      <text:p text:style-name="P18"/>
      <text:p text:style-name="P18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><draw:line text:anchor-type="char" draw:z-index="0" draw:style-name="gr1" draw:text-style-name="P23" svg:x1="0.531cm" svg:y1="0.011cm" svg:x2="17.888cm" svg:y2="0.011cm"><text:p/></draw:line></text:p>
      <text:p text:style-name="P22"><text:span text:style-name="T9">A.L.O.E.S. I &amp; II</text:span><text:span text:style-name="T5"> / Gérance Metz Habitat Territoire </text:span><text:span text:style-name="T10">Association pour le logement des élèves SUPELEC Metz, 4, Place Edouard Branly 57070 Metz</text:span></text:p>
      <text:p text:style-name="P21"><text:span text:style-name="T6">Tel : 03.87.74.36.37. FAX: 03.87.75.40.49.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8-07-10T14:09:00</meta:creation-date>
    <dc:date>2019-04-10T11:12:11.092880651</dc:date>
    <meta:print-date>2013-10-22T09:42:00</meta:print-date>
    <meta:editing-cycles>5</meta:editing-cycles>
    <meta:editing-duration>PT8M31S</meta:editing-duration>
    <meta:document-statistic meta:table-count="0" meta:image-count="0" meta:object-count="0" meta:page-count="1" meta:paragraph-count="14" meta:word-count="172" meta:character-count="1097" meta:non-whitespace-character-count="961"/>
    <meta:generator>LibreOffice/6.1.5.2$Linux_X86_64 LibreOffice_project/10$Build-2</meta:generator>
    <meta:user-defined meta:name="Company">RESAM-METZ</meta:user-defined>
    <meta:user-defined meta:name="Operator">DENOMME</meta:user-defined>
  </office:meta>
</office:document-meta>
</file>